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officeooo:rsid="001d4ae9" officeooo:paragraph-rsid="001d4ae9"/>
    </style:style>
    <style:style style:name="P2" style:family="paragraph" style:parent-style-name="Standard">
      <style:text-properties fo:font-weight="bold" officeooo:rsid="001d4ae9" officeooo:paragraph-rsid="001d4ae9" style:font-weight-asian="bold" style:font-weight-complex="bold"/>
    </style:style>
    <style:style style:name="P3" style:family="paragraph" style:parent-style-name="Standard">
      <style:text-properties fo:font-weight="normal" officeooo:rsid="001d4ae9" officeooo:paragraph-rsid="001d4ae9" style:font-weight-asian="normal" style:font-weight-complex="normal"/>
    </style:style>
    <style:style style:name="P4" style:family="paragraph" style:parent-style-name="Standard">
      <style:text-properties fo:font-weight="bold" officeooo:rsid="001d4ae9" officeooo:paragraph-rsid="001d4ae9" style:font-weight-asian="bold" style:font-weight-complex="bold"/>
    </style:style>
    <style:style style:name="P5" style:family="paragraph" style:parent-style-name="Standard">
      <style:text-properties officeooo:rsid="001d4ae9" officeooo:paragraph-rsid="001d4ae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f37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e af kronikken “Fed humor”</text:p>
      <text:p text:style-name="P1"/>
      <text:p text:style-name="P1"><text:a xlink:type="simple" xlink:href="https://guidetilskriftligdanskhtx.systime.dk/?id=173" text:style-name="Internet_20_link" text:visited-style-name="Visited_20_Internet_20_Link">https://guidetilskriftligdanskhtx.systime.dk/?id=173</text:a></text:p>
      <text:p text:style-name="P1"><text:a xlink:type="simple" xlink:href="https://opgaver.mercantec.dk/opgaver/htx/Dansk/Dansk-maj-2020/" text:style-name="Internet_20_link" text:visited-style-name="Visited_20_Internet_20_Link">https://opgaver.mercantec.dk/opgaver/htx/Dansk/Dansk-maj-2020/</text:a>#</text:p>
      <text:p text:style-name="P1"><text:a xlink:type="simple" xlink:href="https://opgaver.mercantec.dk/opgaver/htx/Dansk/Dansk-maj-2020/files/191501_tekst5.pdf" text:style-name="Internet_20_link" text:visited-style-name="Visited_20_Internet_20_Link">https://opgaver.mercantec.dk/opgaver/htx/Dansk/Dansk-maj-2020/files/191501_tekst5.pdf</text:a></text:p>
      <text:p text:style-name="P1"/>
      <text:p text:style-name="P1"/>
      <text:p text:style-name="P2">Indledning</text:p>
      <text:p text:style-name="P1"/>
      <text:p text:style-name="P1">Overvægtighed er et samfundsproblem, <text:span text:style-name="T2">men hvis skyld er det? <text:tab/></text:span></text:p>
      <text:p text:style-name="P1"/>
      <text:p text:style-name="P2">Analyse</text:p>
      <text:p text:style-name="P2"/>
      <text:p text:style-name="P2"/>
      <text:p text:style-name="P2"/>
      <text:p text:style-name="P2">Vurdering</text:p>
      <text:p text:style-name="P2"/>
      <text:p text:style-name="P2"/>
      <text:p text:style-name="P2"/>
      <text:p text:style-name="P2">Diskussion</text:p>
      <text:p text:style-name="P1"/>
      <text:p text:style-name="P1"/>
      <text:p text:style-name="P1"/>
      <text:p text:style-name="P2">Afslutning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11:10:28.932688518</meta:creation-date>
    <dc:date>2023-04-23T16:54:19.276482759</dc:date>
    <meta:editing-duration>PT2H4M38S</meta:editing-duration>
    <meta:editing-cycles>5</meta:editing-cycles>
    <meta:generator>LibreOffice/7.5.2.2$Linux_X86_64 LibreOffice_project/50$Build-2</meta:generator>
    <meta:document-statistic meta:table-count="0" meta:image-count="0" meta:object-count="0" meta:page-count="1" meta:paragraph-count="10" meta:word-count="22" meta:character-count="339" meta:non-whitespace-character-count="325"/>
  </office:meta>
</office:document-meta>
</file>